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ource Sans Pro" svg:font-family="'Source Sans Pro', Helvetica, sans-serif"/>
    <style:font-face style:name="Liberation Mono" svg:font-family="'Liberation Mono'" style:font-family-generic="modern" style:font-pitch="fixed"/>
    <style:font-face style:name="Sun-ExtA" svg:font-family="Sun-ExtA"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3"/>
    <style:style style:name="P2" style:family="paragraph" style:parent-style-name="Text_20_body" style:list-style-name="L17"/>
    <style:style style:name="P3" style:family="paragraph" style:parent-style-name="Text_20_body" style:list-style-name="L18"/>
    <style:style style:name="P4" style:family="paragraph" style:parent-style-name="Text_20_body" style:list-style-name="L19"/>
    <style:style style:name="P5" style:family="paragraph" style:parent-style-name="Text_20_body">
      <style:text-properties fo:color="#000000" style:font-name="Source Sans Pro" fo:font-size="20pt" fo:font-weight="normal" style:font-size-asian="20pt" style:font-size-complex="20pt"/>
    </style:style>
    <style:style style:name="P6" style:family="paragraph" style:parent-style-name="Text_20_body" style:list-style-name="L7">
      <style:text-properties fo:color="#000000" style:font-name="Source Sans Pro" fo:font-size="20pt" fo:font-weight="normal" style:font-size-asian="20pt" style:font-size-complex="20pt"/>
    </style:style>
    <style:style style:name="P7" style:family="paragraph" style:parent-style-name="Text_20_body" style:list-style-name="L8">
      <style:text-properties fo:color="#000000" style:font-name="Source Sans Pro" fo:font-size="20pt" fo:font-weight="normal" style:font-size-asian="20pt" style:font-size-complex="20pt"/>
    </style:style>
    <style:style style:name="P8" style:family="paragraph" style:parent-style-name="Text_20_body" style:list-style-name="L9">
      <style:text-properties fo:color="#000000" style:font-name="Source Sans Pro" fo:font-size="20pt" fo:font-weight="normal" style:font-size-asian="20pt" style:font-size-complex="20pt"/>
    </style:style>
    <style:style style:name="P9" style:family="paragraph" style:parent-style-name="Text_20_body" style:list-style-name="L10">
      <style:text-properties fo:color="#000000" style:font-name="Source Sans Pro" fo:font-size="20pt" fo:font-weight="normal" style:font-size-asian="20pt" style:font-size-complex="20pt"/>
    </style:style>
    <style:style style:name="P10" style:family="paragraph" style:parent-style-name="Text_20_body" style:list-style-name="L11">
      <style:text-properties fo:color="#000000" style:font-name="Source Sans Pro" fo:font-size="20pt" fo:font-weight="normal" style:font-size-asian="20pt" style:font-size-complex="20pt"/>
    </style:style>
    <style:style style:name="P11" style:family="paragraph" style:parent-style-name="Text_20_body" style:list-style-name="L12">
      <style:text-properties fo:color="#000000" style:font-name="Source Sans Pro" fo:font-size="20pt" fo:font-weight="normal" style:font-size-asian="20pt" style:font-size-complex="20pt"/>
    </style:style>
    <style:style style:name="P12" style:family="paragraph" style:parent-style-name="Text_20_body" style:list-style-name="L14">
      <style:text-properties fo:color="#000000" style:font-name="Source Sans Pro" fo:font-size="20pt" fo:font-weight="normal" style:font-size-asian="20pt" style:font-size-complex="20pt"/>
    </style:style>
    <style:style style:name="P13" style:family="paragraph" style:parent-style-name="Text_20_body" style:list-style-name="L15">
      <style:text-properties fo:color="#000000" style:font-name="Source Sans Pro" fo:font-size="20pt" fo:font-weight="normal" style:font-size-asian="20pt" style:font-size-complex="20pt"/>
    </style:style>
    <style:style style:name="P14" style:family="paragraph" style:parent-style-name="Text_20_body" style:list-style-name="L16">
      <style:text-properties fo:color="#000000" style:font-name="Source Sans Pro" fo:font-size="20pt" fo:font-weight="normal" style:font-size-asian="20pt" style:font-size-complex="20pt"/>
    </style:style>
    <style:style style:name="P15" style:family="paragraph" style:parent-style-name="Text_20_body" style:list-style-name="L20">
      <style:text-properties fo:color="#000000" style:font-name="Source Sans Pro" fo:font-size="20pt" fo:font-weight="normal" style:font-size-asian="20pt" style:font-size-complex="20pt"/>
    </style:style>
    <style:style style:name="P16" style:family="paragraph" style:parent-style-name="Text_20_body">
      <style:text-properties fo:color="#000000" style:font-name="Source Sans Pro" fo:font-size="20pt" fo:font-weight="bold" style:font-size-asian="20pt" style:font-size-complex="20pt"/>
    </style:style>
    <style:style style:name="P17" style:family="paragraph" style:parent-style-name="Text_20_body">
      <style:text-properties fo:color="#000000" fo:font-size="20pt" style:font-size-asian="20pt" style:font-size-complex="20pt"/>
    </style:style>
    <style:style style:name="P18" style:family="paragraph" style:parent-style-name="Text_20_body">
      <style:paragraph-properties fo:text-align="end" style:justify-single-word="false"/>
      <style:text-properties fo:color="#000000" fo:font-size="20pt"/>
    </style:style>
    <style:style style:name="P19" style:family="paragraph" style:parent-style-name="Text_20_body" style:list-style-name="L11">
      <style:paragraph-properties fo:margin-top="0cm" fo:margin-bottom="0cm" loext:contextual-spacing="false"/>
    </style:style>
    <style:style style:name="P20" style:family="paragraph" style:parent-style-name="Text_20_body" style:list-style-name="L13">
      <style:paragraph-properties fo:margin-top="0cm" fo:margin-bottom="0cm" loext:contextual-spacing="false"/>
    </style:style>
    <style:style style:name="P21" style:family="paragraph" style:parent-style-name="Text_20_body" style:list-style-name="L16">
      <style:paragraph-properties fo:margin-top="0cm" fo:margin-bottom="0cm" loext:contextual-spacing="false"/>
    </style:style>
    <style:style style:name="P22" style:family="paragraph" style:parent-style-name="Text_20_body" style:list-style-name="L17">
      <style:paragraph-properties fo:margin-top="0cm" fo:margin-bottom="0cm" loext:contextual-spacing="false"/>
    </style:style>
    <style:style style:name="P23" style:family="paragraph" style:parent-style-name="Text_20_body" style:list-style-name="L18">
      <style:paragraph-properties fo:margin-top="0cm" fo:margin-bottom="0cm" loext:contextual-spacing="false"/>
    </style:style>
    <style:style style:name="P24" style:family="paragraph" style:parent-style-name="Text_20_body" style:list-style-name="L19">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text-properties fo:color="#000000" style:font-name="Source Sans Pro" fo:font-size="20pt" fo:font-weight="normal" style:font-size-asian="20pt" style:font-size-complex="20pt"/>
    </style:style>
    <style:style style:name="P26" style:family="paragraph" style:parent-style-name="Text_20_body" style:list-style-name="L8">
      <style:paragraph-properties fo:margin-top="0cm" fo:margin-bottom="0cm" loext:contextual-spacing="false"/>
      <style:text-properties fo:color="#000000" style:font-name="Source Sans Pro" fo:font-size="20pt" fo:font-weight="normal" style:font-size-asian="20pt" style:font-size-complex="20pt"/>
    </style:style>
    <style:style style:name="P27" style:family="paragraph" style:parent-style-name="Text_20_body" style:list-style-name="L10">
      <style:paragraph-properties fo:margin-top="0cm" fo:margin-bottom="0cm" loext:contextual-spacing="false"/>
      <style:text-properties fo:color="#000000" style:font-name="Source Sans Pro" fo:font-size="20pt" fo:font-weight="normal" style:font-size-asian="20pt" style:font-size-complex="20pt"/>
    </style:style>
    <style:style style:name="P28" style:family="paragraph" style:parent-style-name="Text_20_body" style:list-style-name="L11">
      <style:paragraph-properties fo:margin-top="0cm" fo:margin-bottom="0cm" loext:contextual-spacing="false"/>
      <style:text-properties fo:color="#000000" style:font-name="Source Sans Pro" fo:font-size="20pt" fo:font-weight="normal" style:font-size-asian="20pt" style:font-size-complex="20pt"/>
    </style:style>
    <style:style style:name="P29" style:family="paragraph" style:parent-style-name="Text_20_body" style:list-style-name="L12">
      <style:paragraph-properties fo:margin-top="0cm" fo:margin-bottom="0cm" loext:contextual-spacing="false"/>
      <style:text-properties fo:color="#000000" style:font-name="Source Sans Pro" fo:font-size="20pt" fo:font-weight="normal" style:font-size-asian="20pt" style:font-size-complex="20pt"/>
    </style:style>
    <style:style style:name="P30" style:family="paragraph" style:parent-style-name="Text_20_body" style:list-style-name="L14">
      <style:paragraph-properties fo:margin-top="0cm" fo:margin-bottom="0cm" loext:contextual-spacing="false"/>
      <style:text-properties fo:color="#000000" style:font-name="Source Sans Pro" fo:font-size="20pt" fo:font-weight="normal" style:font-size-asian="20pt" style:font-size-complex="20pt"/>
    </style:style>
    <style:style style:name="P31" style:family="paragraph" style:parent-style-name="Text_20_body" style:list-style-name="L15">
      <style:paragraph-properties fo:margin-top="0cm" fo:margin-bottom="0cm" loext:contextual-spacing="false"/>
      <style:text-properties fo:color="#000000" style:font-name="Source Sans Pro" fo:font-size="20pt" fo:font-weight="normal" style:font-size-asian="20pt" style:font-size-complex="20pt"/>
    </style:style>
    <style:style style:name="P32" style:family="paragraph" style:parent-style-name="Text_20_body" style:list-style-name="L16">
      <style:paragraph-properties fo:margin-top="0cm" fo:margin-bottom="0cm" loext:contextual-spacing="false"/>
      <style:text-properties fo:color="#000000" style:font-name="Source Sans Pro" fo:font-size="20pt" fo:font-weight="normal" style:font-size-asian="20pt" style:font-size-complex="20pt"/>
    </style:style>
    <style:style style:name="P33" style:family="paragraph" style:parent-style-name="Text_20_body" style:list-style-name="L20">
      <style:paragraph-properties fo:margin-top="0cm" fo:margin-bottom="0cm" loext:contextual-spacing="false"/>
      <style:text-properties fo:color="#000000" style:font-name="Source Sans Pro" fo:font-size="20pt" fo:font-weight="normal" style:font-size-asian="20pt" style:font-size-complex="20pt"/>
    </style:style>
    <style:style style:name="P34" style:family="paragraph" style:parent-style-name="Text_20_body" style:list-style-name="L10">
      <style:paragraph-properties fo:margin-top="0cm" fo:margin-bottom="0cm" loext:contextual-spacing="false"/>
      <style:text-properties fo:color="#000000" style:text-line-through-style="solid" style:text-line-through-type="single" style:font-name="Source Sans Pro" fo:font-size="20pt" fo:font-weight="normal" style:font-size-asian="20pt" style:font-size-complex="20pt"/>
    </style:style>
    <style:style style:name="P35" style:family="paragraph" style:parent-style-name="Text_20_body" style:list-style-name="L14">
      <style:paragraph-properties fo:margin-top="0cm" fo:margin-bottom="0cm" loext:contextual-spacing="false"/>
      <style:text-properties fo:color="#000000" style:text-line-through-style="solid" style:text-line-through-type="single" style:font-name="Source Sans Pro" fo:font-size="20pt" fo:font-weight="normal" style:font-size-asian="20pt" style:font-size-complex="20pt"/>
    </style:style>
    <style:style style:name="P36" style:family="paragraph" style:parent-style-name="Text_20_body" style:list-style-name="L15">
      <style:paragraph-properties fo:margin-top="0cm" fo:margin-bottom="0cm" loext:contextual-spacing="false"/>
      <style:text-properties fo:color="#000000" style:text-line-through-style="solid" style:text-line-through-type="single" style:font-name="Source Sans Pro" fo:font-size="20pt" fo:font-weight="normal" style:font-size-asian="20pt" style:font-size-complex="20pt"/>
    </style:style>
    <style:style style:name="P37" style:family="paragraph" style:parent-style-name="Text_20_body" style:list-style-name="L20">
      <style:paragraph-properties fo:margin-top="0cm" fo:margin-bottom="0cm" loext:contextual-spacing="false"/>
      <style:text-properties fo:color="#000000" style:text-line-through-style="solid" style:text-line-through-type="single" style:font-name="Source Sans Pro" fo:font-size="20pt" fo:font-weight="normal" style:font-size-asian="20pt" style:font-size-complex="20pt"/>
    </style:style>
    <style:style style:name="P38" style:family="paragraph" style:parent-style-name="Footer">
      <style:paragraph-properties fo:text-align="center" style:justify-single-word="false"/>
    </style:style>
    <style:style style:name="P39" style:family="paragraph" style:parent-style-name="Heading_20_3">
      <style:text-properties fo:color="#ffffff" style:font-name="Source Sans Pro" fo:font-size="28.5pt" fo:font-weight="normal"/>
    </style:style>
    <style:style style:name="P40" style:family="paragraph" style:parent-style-name="Heading_20_3">
      <style:paragraph-properties fo:text-align="justify" style:justify-single-word="false"/>
      <style:text-properties fo:color="#ffffff" style:font-name="Source Sans Pro" fo:font-size="28.5pt" fo:font-weight="normal" fo:background-color="#dc143c" fo:padding="0cm" fo:border="none"/>
    </style:style>
    <style:style style:name="P41" style:family="paragraph" style:parent-style-name="Heading_20_3">
      <style:paragraph-properties fo:text-align="center" style:justify-single-word="false"/>
      <style:text-properties fo:color="#dc143c" style:font-name="Source Sans Pro" fo:font-size="28.5pt" fo:font-style="italic" fo:font-weight="bold"/>
    </style:style>
    <style:style style:name="P42" style:family="paragraph" style:parent-style-name="Heading_20_2">
      <style:paragraph-properties fo:text-align="justify" style:justify-single-word="false"/>
      <style:text-properties fo:color="#ffffff" style:font-name="Source Sans Pro" fo:font-size="28.5pt" fo:font-weight="normal" fo:background-color="#008000" fo:padding="0cm" fo:border="none"/>
    </style:style>
    <style:style style:name="P43" style:family="paragraph" style:parent-style-name="Heading_20_2" style:master-page-name="HTML">
      <style:paragraph-properties style:page-number="auto"/>
      <style:text-properties fo:color="#ffffff" style:font-name="Source Sans Pro" fo:font-size="28.5pt" fo:font-weight="normal"/>
    </style:style>
    <style:style style:name="P44" style:family="paragraph" style:parent-style-name="Heading_20_4">
      <style:text-properties fo:color="#ffffff" style:font-name="Source Sans Pro" fo:font-size="28.5pt" fo:font-weight="normal"/>
    </style:style>
    <style:style style:name="P45" style:family="paragraph" style:parent-style-name="Preformatted_20_Text">
      <style:paragraph-properties fo:margin-top="0cm" fo:margin-bottom="0.499cm" loext:contextual-spacing="false" fo:background-color="#3f3f3f">
        <style:background-image/>
      </style:paragraph-properties>
    </style:style>
    <style:style style:name="P46" style:family="paragraph" style:parent-style-name="Preformatted_20_Text">
      <style:paragraph-properties fo:background-color="#3f3f3f">
        <style:background-image/>
      </style:paragraph-properties>
    </style:style>
    <style:style style:name="P47" style:family="paragraph" style:parent-style-name="Quotations">
      <style:text-properties fo:color="#000000" style:font-name="Source Sans Pro" fo:font-size="20pt" fo:font-weight="normal" style:font-size-asian="20pt" style:font-size-complex="20pt"/>
    </style:style>
    <style:style style:name="T1" style:family="text">
      <style:text-properties style:font-name="Source Sans Pro" fo:font-weight="normal"/>
    </style:style>
    <style:style style:name="T2" style:family="text">
      <style:text-properties style:font-name="Source Sans Pro" fo:font-weight="bold" style:font-size-asian="20pt" style:font-size-complex="20pt"/>
    </style:style>
    <style:style style:name="T3" style:family="text">
      <style:text-properties style:font-name="Source Sans Pro" fo:font-size="20pt" fo:font-weight="normal" style:font-size-asian="20pt" style:font-size-complex="20pt"/>
    </style:style>
    <style:style style:name="T4" style:family="text">
      <style:text-properties style:font-name="Source Sans Pro" fo:font-size="20pt" fo:font-weight="bold" style:font-size-asian="20pt" style:font-size-complex="20pt"/>
    </style:style>
    <style:style style:name="T5" style:family="text">
      <style:text-properties fo:color="#ffffff" style:font-name="Source Sans Pro" fo:font-size="28.5pt" fo:font-weight="normal"/>
    </style:style>
    <style:style style:name="T6" style:family="text">
      <style:text-properties fo:color="#ffffff" style:font-name="Source Sans Pro" fo:font-weight="normal"/>
    </style:style>
    <style:style style:name="T7" style:family="text">
      <style:text-properties fo:color="#ffffff" style:font-name="Source Sans Pro" fo:font-size="20pt" fo:font-weight="normal" style:font-size-asian="20pt" style:font-size-complex="20pt"/>
    </style:style>
    <style:style style:name="T8" style:family="text">
      <style:text-properties fo:font-weight="bold"/>
    </style:style>
    <style:style style:name="T9" style:family="text">
      <style:text-properties fo:color="#dc143c" style:font-name="Source Sans Pro" fo:font-size="28.5pt" fo:font-weight="bold"/>
    </style:style>
    <style:style style:name="T10" style:family="text">
      <style:text-properties fo:color="#dc143c" style:font-name="Source Sans Pro" fo:font-weight="bold"/>
    </style:style>
    <style:style style:name="T11" style:family="text">
      <style:text-properties fo:color="#dc143c" style:font-name="Source Sans Pro" fo:font-size="20pt" fo:font-weight="bold" style:font-size-asian="20pt" style:font-size-complex="20pt"/>
    </style:style>
    <style:style style:name="T12" style:family="text">
      <style:text-properties style:text-line-through-style="solid" style:text-line-through-type="single"/>
    </style:style>
    <style:style style:name="T13" style:family="text">
      <style:text-properties fo:color="#000000" style:font-name="Source Sans Pro" fo:font-size="20pt" fo:font-weight="normal" style:font-size-asian="20pt" style:font-size-complex="20pt"/>
    </style:style>
    <style:style style:name="T14" style:family="text">
      <style:text-properties fo:color="#000000" style:font-name="Source Sans Pro" fo:font-size="20pt" fo:font-weight="bold" style:font-size-asian="20pt" style:font-size-complex="20pt"/>
    </style:style>
    <style:style style:name="T15" style:family="text">
      <style:text-properties style:font-size-asian="20pt" style:font-size-complex="20pt"/>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office:annotation><dc:date>2015-07-02T09:01:02.582305194</dc:date><text:list text:style-name=""><text:list-item><text:p>Code syntax highlighting</text:p></text:list-item></text:list></office:annotation><office:annotation><dc:date>2015-07-02T09:01:02.582554970</dc:date><text:list text:continue-numbering="true" text:style-name=""><text:list-item><text:p>Printing and PDF exports</text:p></text:list-item></text:list></office:annotation><text:script>      var link = document.createElement( 'link' );
      link.rel = 'stylesheet';
      link.type = 'text/css';
      link.href = window.location.search.match( /print-pdf/gi ) ? 'css/print/pdf.css' : 'css/print/paper.css';
      document.getElementsByTagName( 'head' )[0].appendChild( link );
    </text:script><office:annotation><dc:date>2015-07-02T09:01:02.582597410</dc:date><text:list text:continue-numbering="true" text:style-name=""><text:list-item><text:p>&lt;!--[if lt IE 9]&gt;</text:p></text:list-item></text:list><text:p><text:s text:c="4"/>&lt;script src="lib/js/html5shiv.js"&gt;&lt;/script&gt;</text:p><text:p><text:s text:c="4"/>&lt;![endif]--&gt;</text:p></office:annotation><office:annotation><dc:date>2015-07-02T09:01:02.582788460</dc:date><text:list text:continue-numbering="true" text:style-name=""><text:list-item><text:p>Any section element inside of this container is displayed as a slide</text:p></text:list-item></text:list></office:annotation>Computergestützter Sprachvergleich mit Python und Javascript</text:h>
      <text:p text:style-name="Horizontal_20_Line"/>
      <text:h text:style-name="P39" text:outline-level="3">Sitzung 1 (Tag 1)</text:h>
      <text:p text:style-name="Horizontal_20_Line"/>
      <text:h text:style-name="P44" text:outline-level="4">20.07.2015</text:h>
      <text:p text:style-name="Horizontal_20_Line"/>
      <text:h text:style-name="P39" text:outline-level="3">"Erste Schritte"</text:h>
      <text:h text:style-name="P42" text:outline-level="2">Agenda 2015</text:h>
      <text:list xml:id="list9137968699683602473" text:style-name="L7">
        <text:list-item>
          <text:list>
            <text:list-item>
              <text:p text:style-name="P25">Organisatorisches</text:p>
            </text:list-item>
            <text:list-item>
              <text:p text:style-name="P25">Seminarverlauf </text:p>
            </text:list-item>
            <text:list-item>
              <text:p text:style-name="P25">Leistungsnachweise (BNs und APs) </text:p>
            </text:list-item>
            <text:list-item>
              <text:p text:style-name="P25">Seminarwebsite </text:p>
            </text:list-item>
            <text:list-item>
              <text:p text:style-name="P25">Vorstellung</text:p>
            </text:list-item>
            <text:list-item>
              <text:p text:style-name="P25">meiner Person </text:p>
            </text:list-item>
            <text:list-item>
              <text:p text:style-name="P25">des Seminarthemas </text:p>
            </text:list-item>
            <text:list-item>
              <text:p text:style-name="P25">Allgemeines</text:p>
            </text:list-item>
            <text:list-item>
              <text:p text:style-name="P25">Programmieren </text:p>
            </text:list-item>
            <text:list-item>
              <text:p text:style-name="P25">Programmieren in der Linguistik </text:p>
            </text:list-item>
            <text:list-item>
              <text:p text:style-name="P25">Spezielles</text:p>
            </text:list-item>
            <text:list-item>
              <text:p text:style-name="P25">zu Algorithmen, Skripten und Programmen </text:p>
            </text:list-item>
            <text:list-item>
              <text:p text:style-name="P25">zur Grundausstattung fürs Programmieren </text:p>
            </text:list-item>
            <text:list-item>
              <text:p text:style-name="P6">zu Python und Javascript </text:p>
            </text:list-item>
          </text:list>
        </text:list-item>
      </text:list>
      <text:h text:style-name="P42" text:outline-level="2">Organisatorisches: Seminarverlauf</text:h>
      <text:h text:style-name="P40" text:outline-level="3">Zeiten</text:h>
      <text:p text:style-name="P5">Die Sitzungen werden an vier Tagen jeweils zu drei Zeiten abgehalten:</text:p>
      <text:list xml:id="list5271097176397388854" text:style-name="L8">
        <text:list-item>
          <text:list>
            <text:list-item>
              <text:p text:style-name="P26">I: 9 Uhr - 10:30 </text:p>
            </text:list-item>
            <text:list-item>
              <text:p text:style-name="P26">II: 11 Uhr - 12:30 </text:p>
            </text:list-item>
            <text:list-item>
              <text:p text:style-name="P7">III: 13:30 - 15:00 </text:p>
            </text:list-item>
          </text:list>
        </text:list-item>
      </text:list>
      <text:p text:style-name="P5">Zusätzlich gibt es noch für die restlichen Stunden der ersten drei Sitzungstage jeweils eine</text:p>
      <text:list xml:id="list7051497684982974434" text:style-name="L9">
        <text:list-item>
          <text:list>
            <text:list-item>
              <text:p text:style-name="P8">IV: Vertiefungsaufgabe </text:p>
            </text:list-item>
          </text:list>
        </text:list-item>
      </text:list>
      <text:h text:style-name="P42" text:outline-level="2">Organisatorisches: Seminarverlauf</text:h>
      <text:h text:style-name="P40" text:outline-level="3">Seminarplan</text:h>
      <text:p text:style-name="Text_20_body"><text:span text:style-name="T13">Generelles Ziel des Seminars ist es, dass wir in den vier Tagen, die wir zur Verfügung haben, eine möglichst umfassende Einführung in die Thematik erhalten, die es allen Teilnehmern ermöglicht, bei Wunsch und Interesse, ihre Fähigkeiten auf dem Gebiet zu vertiefen. Von den vier Tagen, die uns bleiben, dienen die ersten beiden Tage zur </text:span><text:span text:style-name="Strong_20_Emphasis"><text:span text:style-name="T13">grundlegenden Einführung</text:span></text:span><text:span text:style-name="T13"> in die Thematik, während wir an den letzten beiden Tagen versuchen wollen, </text:span><text:span text:style-name="Strong_20_Emphasis"><text:span text:style-name="T13">konkrete Beispiele aus der Praxis</text:span></text:span><text:span text:style-name="T13"> zu besprechen und umzusetzen.</text:span></text:p>
      <text:p text:style-name="Text_20_body"><text:span text:style-name="T13">Der vollständige Plan kann von der </text:span><text:a xlink:type="simple" xlink:href="http://lingulist.de/pyjs/seminarplan.html" text:style-name="Internet_20_link" text:visited-style-name="Visited_20_Internet_20_Link">Seminarwebseite</text:a><text:span text:style-name="T13"> abgerufen werden und wurde auch vor dieser Sitzung bereits an alle Teilnehmer versandt.</text:span></text:p>
      <text:h text:style-name="P42" text:outline-level="2">Organisatorisches: Leistungsnachweise</text:h>
      <text:h text:style-name="P41" text:outline-level="3">"Wie kriege ich einen BN?"</text:h>
      <text:p text:style-name="P17"><text:span text:style-name="T1">Da, soweit ich das verstanden habe, für einen BN lediglich eine Teilnahme erforderlich ist und keine weiteren Leistungen vom Dozenten eingefordert werden dürfen, bekommen alle einen BN, die sich bei mir melden und mit den erforderlichen Angaben in eine entsprechende Liste eintragen. Die Liste selbst wird zwei Mal im Laufe der Sitzungstage ausgegeben. Diejenigen, die zu keiner dieser Sitzungen erscheinen und sich als BN-Anwärter eintragen, können sich nachher noch persönlich an mich wenden. Ich behalte mir jedoch vor, Kandidaten, die ich kein einziges Mal im Seminar gesehen habe, den BN zu verweigern (wir müssen es ja nicht übertreiben...).</text:span></text:p>
      <text:h text:style-name="P42" text:outline-level="2">Organisatorisches: Leistungsnachweise</text:h>
      <text:h text:style-name="P41" text:outline-level="3">"Wie kriege ich einen AP?"</text:h>
      <text:p text:style-name="P5">Bitte bringen Sie die erforderlichen Unterlagen zu einer der Seminarsitzungen mit, damit ich sie unterschreiben kann. Es wird voraussichtlich nur die Möglichkeit geben, eine Klausur zu schreiben. In ganz dringenden Fällen können wir auch über eine Hausarbeit reden (allerdings ist das sehr schwierig, eine Hausarbeit in diesem Bereich zu schreiben!), wobei ich mir immer vorbehalte, das abzulehnen. Aller Voraussicht nach schreiben wir die Klausur am 18. September zwischen 14 und 16 Uhr. Eventuell teile ich die Termine in zwei Termine auf, einen für die Bachelor- und einen für die Masterkandidaten. In diesem Fall kommt auch der 11. September (gleiche Uhrzeit) als Termin in Frage. </text:p>
      <text:h text:style-name="P42" text:outline-level="2">Organisatorisches: Leistungsnachweise</text:h>
      <text:h text:style-name="P41" text:outline-level="3">"Wie wird die Klausur aussehen?"</text:h>
      <text:p text:style-name="P5">Die Klausur wird aus verschiedenen Fragen bestehen, die zu einem Großteil eindeutig beantwortet werden können (dies erleichtert das korrigieren). Dabei kommen verschiedene Fragestellungen in Betracht, so kann zum Beispiel nach dem Ergebnis eines Befehls gefragt werden. Ebenfalls können Multiple-Choice-Fragen zugrunde gelegt werden. Die Klausur wird wahrscheinlich online durchgeführt, wobei ich mich diesbezüglich noch genau informieren muss, ob das im Rahmen der Prüfungsordnung erlaubt ist. Alternativ wird die Klausur traditionell mit Zettel und Stift durchgeführt.</text:p>
      <text:h text:style-name="P42" text:outline-level="2">Organisatorisches: Leistungsnachweise</text:h>
      <text:h text:style-name="P41" text:outline-level="3">"Wie soll ich mich auf die Klausur vorbereiten?"</text:h>
      <text:p text:style-name="P5">Ich werde allen Klausurteilnehmern die Möglichkeit geben, sich mit möglichen Übungsaufgaben vetraut zu machen.</text:p>
      <text:h text:style-name="P42" text:outline-level="2">Organisatorisches: Seminarwebseite</text:h>
      <text:p text:style-name="Text_20_body"><text:span text:style-name="T13">Die Seminarwebseite zu diesem Seminar finden Sie unter </text:span><text:a xlink:type="simple" xlink:href="http://www.lingulist.de/pyjs" text:style-name="Internet_20_link" text:visited-style-name="Visited_20_Internet_20_Link">http://www.lingulist.de/pyjs/</text:a><text:span text:style-name="T13">. Dort werden verschiedene Materialen zur Verfügung gestellt, und auch die Slides und Programmierbeispiele für jede einzelne Sitzung können agberufen werden. Zuweilen gibt es geschützte Inhalte, für deren Abruf ein Passwort benötigt wird. Dieses Passwort wird im Verlaufe des Seminars, und zwar genau </text:span><text:span text:style-name="T14">JETZT</text:span><text:span text:style-name="T13"> bekannt gegeben.</text:span></text:p>
      <text:h text:style-name="P42" text:outline-level="2">Agenda 2015</text:h>
      <text:list xml:id="list2523179287541562498" text:style-name="L10">
        <text:list-item>
          <text:list>
            <text:list-item>
              <text:p text:style-name="P34">Organisatorisches</text:p>
            </text:list-item>
            <text:list-item>
              <text:p text:style-name="P27"><text:span text:style-name="T12">Seminarverlauf</text:span> </text:p>
            </text:list-item>
            <text:list-item>
              <text:p text:style-name="P27"><text:span text:style-name="T12">Leistungsnachweise (BNs und APs)</text:span> </text:p>
            </text:list-item>
            <text:list-item>
              <text:p text:style-name="P27"><text:span text:style-name="T12">Seminarwebsite</text:span> </text:p>
            </text:list-item>
            <text:list-item>
              <text:p text:style-name="P27">Vorstellung</text:p>
            </text:list-item>
            <text:list-item>
              <text:p text:style-name="P27">meiner Person </text:p>
            </text:list-item>
            <text:list-item>
              <text:p text:style-name="P27">des Seminarthemas </text:p>
            </text:list-item>
            <text:list-item>
              <text:p text:style-name="P27">Allgemeines</text:p>
            </text:list-item>
            <text:list-item>
              <text:p text:style-name="P27">Programmieren </text:p>
            </text:list-item>
            <text:list-item>
              <text:p text:style-name="P27">Programmieren in der Linguistik </text:p>
            </text:list-item>
            <text:list-item>
              <text:p text:style-name="P27">Spezielles</text:p>
            </text:list-item>
            <text:list-item>
              <text:p text:style-name="P27">zu Algorithmen, Skripten und Programmen </text:p>
            </text:list-item>
            <text:list-item>
              <text:p text:style-name="P27">zur Grundausstattung fürs Programmieren </text:p>
            </text:list-item>
            <text:list-item>
              <text:p text:style-name="P9">zu Python und Javascript </text:p>
            </text:list-item>
          </text:list>
        </text:list-item>
      </text:list>
      <text:h text:style-name="P42" text:outline-level="2">Vorstellung</text:h>
      <text:h text:style-name="P40" text:outline-level="3">... meiner Person</text:h>
      <text:h text:style-name="P44" text:outline-level="4">Werdegang:</text:h>
      <text:list xml:id="list448605183628731009" text:style-name="L11">
        <text:list-item>
          <text:list>
            <text:list-item>
              <text:p text:style-name="P28">Jahrgang 1981 </text:p>
            </text:list-item>
            <text:list-item>
              <text:p text:style-name="P28">2002-2008: Studium der Indogermanistik, Sinologie und Slavistik in Berlin </text:p>
            </text:list-item>
            <text:list-item>
              <text:p text:style-name="P28">2009-2012: Doktorstudium der allgemeinen Sprachwissenschaft in Düsseldorf </text:p>
            </text:list-item>
            <text:list-item>
              <text:p text:style-name="P28">2012-2014: Post-Doktorand (computergestützter Sprachvergleich) in Marburg </text:p>
            </text:list-item>
            <text:list-item>
              <text:p text:style-name="P19"><text:span text:style-name="T13">2014: Doktorarbeit veröffentlicht als: </text:span><text:a xlink:type="simple" xlink:href="http://sequencecomparison.github.io/" text:style-name="Internet_20_link" text:visited-style-name="Visited_20_Internet_20_Link">Sequence Comparison in Historical Linguistics</text:a><text:span text:style-name="T13"> (Düsseldorf University Press) </text:span></text:p>
            </text:list-item>
            <text:list-item>
              <text:p text:style-name="P10">2015-jetzt: DFG Stipendiat ("Computergestützte Untersuchung der chinesischen Sprachgeschichte") </text:p>
            </text:list-item>
          </text:list>
        </text:list-item>
      </text:list>
      <text:h text:style-name="P42" text:outline-level="2">Vorstellung</text:h>
      <text:h text:style-name="P40" text:outline-level="3">... meiner Person</text:h>
      <text:h text:style-name="P44" text:outline-level="4">Wissenschaftliche Interessen:</text:h>
      <text:list xml:id="list6365388920250093915" text:style-name="L12">
        <text:list-item>
          <text:list>
            <text:list-item>
              <text:p text:style-name="P29">historische Linguistik (Sprachwandel, Sprachvergleich, chinesische Dialektologie) </text:p>
            </text:list-item>
            <text:list-item>
              <text:p text:style-name="P29">computerbasierte Ansätze in der historischen Linguistik </text:p>
            </text:list-item>
            <text:list-item>
              <text:p text:style-name="P11">computergestützte Ansätze in der historischen Linguistik </text:p>
            </text:list-item>
          </text:list>
        </text:list-item>
      </text:list>
      <text:h text:style-name="P42" text:outline-level="2">Vorstellung</text:h>
      <text:h text:style-name="P40" text:outline-level="3">... meiner Person</text:h>
      <text:h text:style-name="P44" text:outline-level="4">Online Tools:</text:h>
      <text:list xml:id="list5404488532151277459" text:style-name="L13">
        <text:list-item>
          <text:list>
            <text:list-item>
              <text:p text:style-name="P20"><text:a xlink:type="simple" xlink:href="http://lingpy.org/" text:style-name="Internet_20_link" text:visited-style-name="Visited_20_Internet_20_Link">LingPy</text:a><text:span text:style-name="T13">: Software-Bibliothek (Python) für computerbasierten Sprachvergleich </text:span></text:p>
            </text:list-item>
            <text:list-item>
              <text:p text:style-name="P20"><text:a xlink:type="simple" xlink:href="http://clics.lingpy.org/" text:style-name="Internet_20_link" text:visited-style-name="Visited_20_Internet_20_Link">CLICS</text:a><text:span text:style-name="T13">: Interaktive Visualisierung cross-linguistischer Polysemien </text:span></text:p>
            </text:list-item>
            <text:list-item>
              <text:p text:style-name="P1"><text:a xlink:type="simple" xlink:href="http://dighl.github.io/" text:style-name="Internet_20_link" text:visited-style-name="Visited_20_Internet_20_Link">DIGHL</text:a><text:span text:style-name="T13">: Sammlung von Javascript-Programmen für computergestützte Ansätze in der historischen Linguistik </text:span></text:p>
            </text:list-item>
          </text:list>
        </text:list-item>
      </text:list>
      <text:h text:style-name="P42" text:outline-level="2">Vorstellung</text:h>
      <text:h text:style-name="P40" text:outline-level="3">... des Seminarthemas</text:h>
      <text:p text:style-name="Text_20_body"><text:span text:style-name="Strong_20_Emphasis"><text:span text:style-name="T13">Die Entdeckung des Sprachwandels</text:span></text:span></text:p>
      <text:p text:style-name="P17"><draw:a xlink:type="simple" xlink:href="../img/arbre.jpg"><draw:frame draw:style-name="fr1" draw:name="Bild1" text:anchor-type="as-char" svg:width="8.67cm" svg:height="11.959cm" draw:z-index="0"><draw:image xlink:href="../img/arbre.jpg" xlink:type="simple" xlink:show="embed" xlink:actuate="onLoad"/></draw:frame></draw:a> <draw:a xlink:type="simple" xlink:href="../img/schleicher.jpg"><draw:frame draw:style-name="fr1" draw:name="Bild2" text:anchor-type="as-char" svg:width="13.303cm" svg:height="10.636cm" draw:z-index="1"><draw:image xlink:href="../img/schleicher.jpg" xlink:type="simple" xlink:show="embed" xlink:actuate="onLoad"/></draw:frame></draw:a></text:p>
      <text:h text:style-name="P42" text:outline-level="2">Vorstellung</text:h>
      <text:h text:style-name="P40" text:outline-level="3">... des Seminarthemas</text:h>
      <text:p text:style-name="Text_20_body"><text:span text:style-name="Strong_20_Emphasis"><text:span text:style-name="T13">Die Problematik des Sprachwandels</text:span></text:span></text:p>
      <text:p text:style-name="P17"><draw:a xlink:type="simple" xlink:href="../img/hirt.jpg"><draw:frame draw:style-name="fr1" draw:name="Bild3" text:anchor-type="as-char" svg:width="10.636cm" svg:height="6.937cm" draw:z-index="2"><draw:image xlink:href="../img/hirt.jpg" xlink:type="simple" xlink:show="embed" xlink:actuate="onLoad"/></draw:frame></draw:a> <draw:a xlink:type="simple" xlink:href="../img/bonfante.png"><draw:frame draw:style-name="fr1" draw:name="Bild4" text:anchor-type="as-char" svg:width="10.636cm" svg:height="4.978cm" draw:z-index="3"><draw:image xlink:href="../img/bonfante.png" xlink:type="simple" xlink:show="embed" xlink:actuate="onLoad"/></draw:frame></draw:a></text:p>
      <text:h text:style-name="P42" text:outline-level="2">Vorstellung</text:h>
      <text:h text:style-name="P40" text:outline-level="3">... des Seminarthemas</text:h>
      <text:p text:style-name="Text_20_body"><text:span text:style-name="Strong_20_Emphasis"><text:span text:style-name="T13">Die Wiederentdeckung der Bäume</text:span></text:span></text:p>
      <text:p text:style-name="P17"><draw:a xlink:type="simple" xlink:href="../img/gray.jpg"><draw:frame draw:style-name="fr1" draw:name="Bild5" text:anchor-type="as-char" svg:width="9.712cm" svg:height="10.636cm" draw:z-index="4"><draw:image xlink:href="../img/gray.jpg" xlink:type="simple" xlink:show="embed" xlink:actuate="onLoad"/></draw:frame></draw:a> <draw:a xlink:type="simple" xlink:href="../img/ringe.png"><draw:frame draw:style-name="fr1" draw:name="Bild6" text:anchor-type="as-char" svg:width="14.164cm" svg:height="10.636cm" draw:z-index="5"><draw:image xlink:href="../img/ringe.png" xlink:type="simple" xlink:show="embed" xlink:actuate="onLoad"/></draw:frame></draw:a></text:p>
      <text:p text:style-name="P17"><text:soft-page-break/><draw:frame draw:style-name="fr2" draw:name="Bild7" text:anchor-type="as-char" svg:width="21.167cm" svg:height="14.392cm" draw:z-index="6"><draw:image xlink:href="../img/bridging-1.png" xlink:type="simple" xlink:show="embed" xlink:actuate="onLoad"/></draw:frame></text:p>
      <text:p text:style-name="P17"><text:soft-page-break/><draw:frame draw:style-name="fr2" draw:name="Bild8" text:anchor-type="as-char" svg:width="21.167cm" svg:height="14.392cm" draw:z-index="7"><draw:image xlink:href="../img/bridging-2.png" xlink:type="simple" xlink:show="embed" xlink:actuate="onLoad"/></draw:frame></text:p>
      <text:p text:style-name="P17"><text:soft-page-break/><draw:frame draw:style-name="fr2" draw:name="Bild9" text:anchor-type="as-char" svg:width="21.167cm" svg:height="14.392cm" draw:z-index="8"><draw:image xlink:href="../img/bridging-3.png" xlink:type="simple" xlink:show="embed" xlink:actuate="onLoad"/></draw:frame></text:p>
      <text:p text:style-name="P17"><text:soft-page-break/><draw:frame draw:style-name="fr2" draw:name="Bild10" text:anchor-type="as-char" svg:width="21.167cm" svg:height="14.392cm" draw:z-index="9"><draw:image xlink:href="../img/bridging-4.png" xlink:type="simple" xlink:show="embed" xlink:actuate="onLoad"/></draw:frame></text:p>
      <text:p text:style-name="Text_20_body"><text:span text:style-name="Strong_20_Emphasis"><text:span text:style-name="T13">Computergestützter Sprachvergleich</text:span></text:span></text:p>
      <text:p text:style-name="P17"><text:soft-page-break/><draw:frame draw:style-name="fr2" draw:name="Bild11" text:anchor-type="as-char" svg:width="21.167cm" svg:height="13.543cm" draw:z-index="10"><draw:image xlink:href="../img/workflows.png" xlink:type="simple" xlink:show="embed" xlink:actuate="onLoad"/></draw:frame></text:p>
      <text:h text:style-name="P42" text:outline-level="2">Agenda 2015</text:h>
      <text:list xml:id="list6360372694076641246" text:style-name="L14">
        <text:list-item>
          <text:list>
            <text:list-item>
              <text:p text:style-name="P35">Organisatorisches</text:p>
            </text:list-item>
            <text:list-item>
              <text:p text:style-name="P30"><text:span text:style-name="T12">Seminarverlauf</text:span> </text:p>
            </text:list-item>
            <text:list-item>
              <text:p text:style-name="P30"><text:span text:style-name="T12">Leistungsnachweise (BNs und APs)</text:span> </text:p>
            </text:list-item>
            <text:list-item>
              <text:p text:style-name="P30"><text:span text:style-name="T12">Seminarwebsite</text:span> </text:p>
            </text:list-item>
            <text:list-item>
              <text:p text:style-name="P35">Vorstellung</text:p>
            </text:list-item>
            <text:list-item>
              <text:p text:style-name="P30"><text:span text:style-name="T12">meiner Person</text:span> </text:p>
            </text:list-item>
            <text:list-item>
              <text:p text:style-name="P30"><text:span text:style-name="T12">des Seminarthemas</text:span> </text:p>
            </text:list-item>
            <text:list-item>
              <text:p text:style-name="P30">Allgemeines</text:p>
            </text:list-item>
            <text:list-item>
              <text:p text:style-name="P30">Programmieren </text:p>
            </text:list-item>
            <text:list-item>
              <text:p text:style-name="P30">Programmieren in der Linguistik </text:p>
            </text:list-item>
            <text:list-item>
              <text:p text:style-name="P30">Spezielles</text:p>
            </text:list-item>
            <text:list-item>
              <text:p text:style-name="P30">zu Algorithmen, Skripten und Programmen </text:p>
            </text:list-item>
            <text:list-item>
              <text:p text:style-name="P30">zur Grundausstattung fürs Programmieren </text:p>
            </text:list-item>
            <text:list-item>
              <text:p text:style-name="P12">zu Python und Javascript </text:p>
            </text:list-item>
          </text:list>
        </text:list-item>
      </text:list>
      <text:h text:style-name="P42" text:outline-level="2">Allgemeines</text:h>
      <text:h text:style-name="P40" text:outline-level="3">... zum Programmieren</text:h>
      <text:p text:style-name="Text_20_body"><text:span text:style-name="Strong_20_Emphasis"><text:span text:style-name="T13">Warum ist es sinnvoll, programmieren zu können?</text:span></text:span></text:p>
      <text:p text:style-name="P5">Programmieren zu können ist immer dann sinnvoll, wenn man in seinem Beruf oder den Studien, denen man nachgeht, häufig wiederholte, redundante Operationen ausführen muss, die sich ebensogut automatisch erledigen lassen würden.</text:p>
      <text:h text:style-name="P42" text:outline-level="2">Allgemeines</text:h>
      <text:h text:style-name="P40" text:outline-level="3">... zum Programmieren</text:h>
      <text:p text:style-name="Text_20_body"><text:span text:style-name="Strong_20_Emphasis"><text:span text:style-name="T13">Warum ist es sinnvoll, programmieren zu können?</text:span></text:span></text:p>
      <text:p text:style-name="Text_20_body"><text:span text:style-name="T13">Wenn man zum Beispiel ein psycholinguistisches Experiment mit 200 Stimuli durchführen will, und wissen möchte, wie häufig die Wörter im Durchschnitt vorkommen, dann kann man zur Webseite </text:span><text:a xlink:type="simple" xlink:href="http://wortschatz.informatik.uni-leipzig.de/" text:style-name="Internet_20_link" text:visited-style-name="Visited_20_Internet_20_Link">http://wortschatz.informatik.uni-leipzig.de/</text:a><text:span text:style-name="T13"> gehen, wo die Worthäufigkeit für eine Vielzahl von Wörtern verzeichnet ist, und jedes der Wörter einzeln in das Suchfenster eingeben, um dessen Häufigkeit zu ermitteln.</text:span></text:p>
      <text:h text:style-name="P42" text:outline-level="2">Allgemeines</text:h>
      <text:h text:style-name="P40" text:outline-level="3">... zum Programmieren</text:h>
      <text:p text:style-name="Text_20_body"><text:span text:style-name="Strong_20_Emphasis"><text:span text:style-name="T13">Warum ist es sinnvoll, programmieren zu können?</text:span></text:span></text:p>
      <text:p text:style-name="P5">Dies wird dann mindestens zwei Stunden stumpfer Arbeit zur Folge haben, während der man jedes einzelnen Wort kopiert, die Webseite auf- ruft, die Häufigkeit kopiert und in eine Tabelle einträgt. Spätestens beim dritten Experiment, das man durchführt, wird man diese Arbeit hassen und sich Hiwis wünschen. </text:p>
      <text:h text:style-name="P42" text:outline-level="2">Allgemeines</text:h>
      <text:h text:style-name="P40" text:outline-level="3">... zum Programmieren</text:h>
      <text:p text:style-name="Text_20_body"><text:span text:style-name="Strong_20_Emphasis"><text:span text:style-name="T13">Daher ist es sinnvoll, programmieren zu können!</text:span></text:span></text:p>
      <text:p text:style-name="Text_20_body"><text:span text:style-name="T13">Alternativ kann man auch einfach programmieren: Die Leipziger Wortschatzprojekt bietet eine Zusatzbibliothek für Python an (</text:span><text:a xlink:type="simple" xlink:href="http://pypi.python.org/pypi/libleipzig" text:style-name="Internet_20_link" text:visited-style-name="Visited_20_Internet_20_Link">http://pypi.python.org/pypi/libleipzig</text:a><text:span text:style-name="T13">), mit deren Hilfe man ganz schnell ein kleines Programm schreiben kann, das einem für eine beliebige Liste von Wörtern in Sekundenschnelle alle Frequenzen (und noch viel mehr Informationen, wenn man will) aus dem Internet herunterlädt, und — wenn man will, auch noch den Durchschnitt und die Standardabweichung aller Frequenzen errechnet.</text:span></text:p>
      <text:h text:style-name="P42" text:outline-level="2">Allgemeines</text:h>
      <text:h text:style-name="P40" text:outline-level="3">... zum Programmieren</text:h>
      <text:p text:style-name="Text_20_body"><text:span text:style-name="Strong_20_Emphasis"><text:span text:style-name="T13">Daher ist es sinnvoll, programmieren zu können!</text:span></text:span></text:p>
      <text:p text:style-name="P5">Die Eingabe ist dabei denkbar einfach. Um zum Beispiel die absolute Frequenz des Wortes “Python” zu erhalten, muss man auf der Kommandozeile einfach nur den folgenden Befehl eingeben:</text:p>
      <text:p text:style-name="P46"/>
      <text:p text:style-name="P46"><text:span text:style-name="Source_20_Text"><text:span text:style-name="T5">&gt;&gt;&gt; Frequencies("Python")</text:span></text:span></text:p>
      <text:p text:style-name="P46"/>
      <text:p text:style-name="P45"><text:span text:style-name="Source_20_Text"><text:span text:style-name="T5">[(Anzahl: '129', Frequenzklasse: 17)]</text:span></text:span></text:p>
      <text:h text:style-name="P42" text:outline-level="2">Allgemeines</text:h>
      <text:h text:style-name="P40" text:outline-level="3">... zum Programmieren in der Linguistik</text:h>
      <text:p text:style-name="P5">Die Linguistik, insbesondere die historische Linguistik, erlebt derzeit einen Paradigmenwechsel. Während intuitives umfangreiches Fachwissen, das Forscher sich über Jahre intensiven Studiums aneignen mussten, bisher eine sehr große Rolle spielte, und formale Aspekte lediglich als Gedankenspielereien präsentiert wurden, treten im Rahmen der Big-Data-Bewegung nun mehr und mehr die empirischen Aspekte der Disziplin in den Vordergrund. </text:p>
      <text:h text:style-name="P42" text:outline-level="2">Allgemeines</text:h>
      <text:h text:style-name="P40" text:outline-level="3">... zum Programmieren in der Linguistik</text:h>
      <text:p text:style-name="Text_20_body"><text:span text:style-name="T13">Die großen Datensammlungen und die leichte Zugänglichkeit von Programmiertools machen es zusehends leichter, verschiedenste Forschungsfragen empirisch zu untersuchen und zu überprüfen. Meiner Meinung nach ist dies sehr wichtig, da die traditionelle Linguistik sich viel zu wenig um die Empirie bemüht hat. Es ist jedoch wichtig, sich im Klaren darüber zu sein, dass eine gute empirische Forschung </text:span><text:span text:style-name="Strong_20_Emphasis"><text:span text:style-name="T13">immer auf den Errungenschaften der traditionellen Linguistik aufbauen sollte</text:span></text:span><text:span text:style-name="T13">. Idealerweise praktizieren wir Linguistik als </text:span><text:span text:style-name="T14">computergestützte Forschung</text:span><text:span text:style-name="T13">, das heißt, anstelle blind irgendwelchen Algorithmen zu vertrauen, sollten wir Computermethoden entwickeln, die helfen, traditionelle Ansätze zu modellieren und hochwertige Datensätze für die empirische Forschung zu erstellen.</text:span></text:p>
      <text:h text:style-name="P42" text:outline-level="2">Agenda 2015</text:h>
      <text:list xml:id="list3027436430569865078" text:style-name="L15">
        <text:list-item>
          <text:list>
            <text:list-item>
              <text:p text:style-name="P36">Organisatorisches</text:p>
            </text:list-item>
            <text:list-item>
              <text:p text:style-name="P31"><text:span text:style-name="T12">Seminarverlauf</text:span> </text:p>
            </text:list-item>
            <text:list-item>
              <text:p text:style-name="P31"><text:span text:style-name="T12">Leistungsnachweise (BNs und APs)</text:span> </text:p>
            </text:list-item>
            <text:list-item>
              <text:p text:style-name="P31"><text:span text:style-name="T12">Seminarwebsite</text:span> </text:p>
            </text:list-item>
            <text:list-item>
              <text:p text:style-name="P36">Vorstellung</text:p>
            </text:list-item>
            <text:list-item>
              <text:p text:style-name="P31"><text:span text:style-name="T12">meiner Person</text:span> </text:p>
            </text:list-item>
            <text:list-item>
              <text:p text:style-name="P31"><text:span text:style-name="T12">des Seminarthemas</text:span> </text:p>
            </text:list-item>
            <text:list-item>
              <text:p text:style-name="P36">Allgemeines</text:p>
            </text:list-item>
            <text:list-item>
              <text:p text:style-name="P31"><text:span text:style-name="T12">Programmieren</text:span> </text:p>
            </text:list-item>
            <text:list-item>
              <text:p text:style-name="P31"><text:span text:style-name="T12">Programmieren in der Linguistik</text:span> </text:p>
            </text:list-item>
            <text:list-item>
              <text:p text:style-name="P31">Spezielles</text:p>
            </text:list-item>
            <text:list-item>
              <text:p text:style-name="P31">zu Algorithmen, Skripten und Programmen </text:p>
            </text:list-item>
            <text:list-item>
              <text:p text:style-name="P31">zur Grundausstattung fürs Programmieren </text:p>
            </text:list-item>
            <text:list-item>
              <text:p text:style-name="P13">zu Python und Javascript </text:p>
            </text:list-item>
          </text:list>
        </text:list-item>
      </text:list>
      <text:h text:style-name="P42" text:outline-level="2">Spezielles</text:h>
      <text:h text:style-name="P40" text:outline-level="3">... zu Algorithmen, Skripten und Programmen</text:h>
      <text:p text:style-name="Text_20_body"><text:span text:style-name="Strong_20_Emphasis"><text:span text:style-name="T13">Was ist Programmieren?</text:span></text:span></text:p>
      <text:p text:style-name="Text_20_body"><text:a xlink:type="simple" xlink:href="http://www.freenetpages.co.uk/hp/alan.gauld/german/tutwhat.htm" text:style-name="Internet_20_link" text:visited-style-name="Visited_20_Internet_20_Link">Alan Gauld</text:a><text:span text:style-name="T13"> erklärt den Begriff Programmieren wie folgt:</text:span></text:p>
      <text:p text:style-name="P47">Computer-Programmierung ist die Kunst, dass ein Computer das macht, was du willst. </text:p>
      <text:p text:style-name="Text_20_body"><text:a xlink:type="simple" xlink:href="http://de.wikipedia.org/wiki/Computerprogramm" text:style-name="Internet_20_link" text:visited-style-name="Visited_20_Internet_20_Link">Wikipedia</text:a><text:span text:style-name="T13"> ist ein bisschen ausführlicher:</text:span></text:p>
      <text:p text:style-name="P47">Ein Computerprogramm oder kurz Programm ist eine Folge von den Regeln der jeweiligen Programmiersprache genügenden Anweisungen, die auf einem Computer ausgeführt werden können, um damit eine bestimmte Funktionalität zur Verfügung zu stellen. </text:p>
      <text:h text:style-name="P42" text:outline-level="2">Spezielles</text:h>
      <text:h text:style-name="P40" text:outline-level="3">... zu Algorithmen, Skripten und Programmen</text:h>
      <text:p text:style-name="Text_20_body"><text:span text:style-name="Strong_20_Emphasis"><text:span text:style-name="T13">Was ist Programmieren?</text:span></text:span></text:p>
      <text:p text:style-name="Text_20_body"><text:span text:style-name="T13">Etymologisch gesehen, bedeutet Programmieren so viel wie "Vorschriften erstellen" und ist im Deutschen laut </text:span><text:span text:style-name="T13">Kluge und Seebold (2002)</text:span><text:span text:style-name="T13"> zum ersten Mal seit dem 18. Jahrhunder bezeugt.</text:span></text:p>
      <text:p text:style-name="P5">Entscheidend für das Programmieren, ist, was die Vorschriften betrifft, dass diese ganz genau befolgt werden, denn so ergibt sich die Möglichkeit, egal, ob das Programm nun von einem Menschen oder einem Computer ausgeführt wird, dass das gewünschte Ergebnis immer erzielt wird.</text:p>
      <text:h text:style-name="P42" text:outline-level="2">Spezielles</text:h>
      <text:h text:style-name="P40" text:outline-level="3">... zu Algorithmen, Skripten und Programmen</text:h>
      <text:p text:style-name="Text_20_body"><text:span text:style-name="Strong_20_Emphasis"><text:span text:style-name="T13">Was ist ein Algorithmus?</text:span></text:span></text:p>
      <text:p text:style-name="Text_20_body"><text:span text:style-name="T13">Im </text:span><text:span text:style-name="T13">Kluge</text:span><text:span text:style-name="T13"> finden wir die Folgende Definition:</text:span></text:p>
      <text:p text:style-name="P47"><text:span text:style-name="T8">Algorithmus.</text:span> Substantiv Maskulinum, “Berechnungsverfahren”, peripherer Wortschatz, fachsprachlich (13. Jh., Form 16. Jh.), mhd. algorismus. Onomastische Bildung. Entlehnt aus ml. algorismus, das das Rechnen im dekadischen Zahlensystem und dann die Grund- rechenarten bezeichnet. Das Wort geht zurück auf den Beinamen Al-Hwārizmī (”der Chwa- resmier”, eine Herkunftsbezeichnung) eines arabischen Mathematikers des 9. Jhs., durch dessen Lehrbuch die (indischen und dann) arabischen Ziffern in Europa allgemein bekannt wurden. Das Original des hier in Frage kommendes Buches ist verschollen, die ml. Über- setzung ist Liber algorismi de practica arismetrice. Die Schreibung mit in Anlehnung an gr. arithmós “Zahl”. [...] </text:p>
      <text:h text:style-name="P42" text:outline-level="2">Spezielles</text:h>
      <text:h text:style-name="P40" text:outline-level="3">... zu Algorithmen, Skripten und Programmen</text:h>
      <text:p text:style-name="Text_20_body"><text:span text:style-name="Strong_20_Emphasis"><text:span text:style-name="T13">Was ist ein Algorithmus?</text:span></text:span></text:p>
      <text:p text:style-name="Text_20_body"><text:span text:style-name="T13">Brassard und Bratley (1993)</text:span><text:span text:style-name="T13"> sind da weniger etymologisch: </text:span></text:p>
      <text:p text:style-name="P47">Das Concise Oxford Dictionary definiert einen Algorithmus als “Verfahren oder Regeln für (speziell maschinelle) Berechnung”. Die Ausführung eines Algorithmus darf weder sub- jektive Entscheidungen beinhalten noch unsere Intuition und Kreativität fordern. Wenn wir über Algorithmen sprechen, denken wir meistens an Computer. Nichtsdestoweniger könn- ten andere systematische Methoden zur Lösung von Aufgaben eingeschlossen werden. So sind zum Beispiel die Methoden der Multiplikation und Division ganzer Zahlen, [...] ebenfalls Algorithmen. [...] Es ist sogar möglich, bestimmte Kochrezepte als Algorithmen aufzufassen, vorausgesetzt, sie enthalten keine Anweisungen wie “nach Geschmack salzen”. </text:p>
      <text:h text:style-name="P42" text:outline-level="2">Spezielles</text:h>
      <text:h text:style-name="P40" text:outline-level="3">... zu Algorithmen, Skripten und Programmen</text:h>
      <text:list xml:id="list6184029836986103224" text:style-name="L16">
        <text:list-item>
          <text:list>
            <text:list-item>
              <text:p text:style-name="P32">Ein Algorithmus ist eine geordnete Sammlung von Verfahren, mit deren Hilfe eine Aufgabe (ein Problem) eindeutig gelöst werden kann. </text:p>
            </text:list-item>
            <text:list-item>
              <text:p text:style-name="P21"><text:span text:style-name="T13">Ein Programm ist eine </text:span><text:span text:style-name="Emphasis"><text:span text:style-name="T13">Implementierung</text:span></text:span><text:span text:style-name="T13"> von Algorithmen mit Hilfe einer speziellen Programmiersprache. </text:span></text:p>
            </text:list-item>
            <text:list-item>
              <text:p text:style-name="P14">Ein Skript ist ein Programm, das in einer interpretierten Programmiersprache (einer Skriptsprache) geschrieben wurde. Alle Programme, die mit Python oder Javascript erstellt werden, sind demnach Skripte. </text:p>
            </text:list-item>
          </text:list>
        </text:list-item>
      </text:list>
      <text:h text:style-name="P42" text:outline-level="2">Spezielles</text:h>
      <text:h text:style-name="P40" text:outline-level="3">... zur Grundausstattung fürs Programmieren</text:h>
      <text:p text:style-name="Text_20_body"><text:span text:style-name="Strong_20_Emphasis"><text:span text:style-name="T13">Texteditoren</text:span></text:span></text:p>
      <text:p text:style-name="Text_20_body"><text:span text:style-name="T13">Um Skripte zu schreiben, benötigen wir einen guten </text:span><text:a xlink:type="simple" xlink:href="http://de.wikipedia.org/wiki/Texteditor" text:style-name="Internet_20_link" text:visited-style-name="Visited_20_Internet_20_Link">Texteditor</text:a><text:span text:style-name="T13">. Das ist nicht das gleiche wie Word oder LibreOffice, sondern ein Editor, der reinen Text schreibt. Aus Zeitgründen erwarte ich von allen Teilnehmern des Seminars, dass sie sich eigenständig einen guten Texteditor zulegen, um Skripte zu schreiben. Ferner ist zu beachten, dass alle Dateien in </text:span><text:a xlink:type="simple" xlink:href="https://de.wikipedia.org/wiki/UTF-8" text:style-name="Internet_20_link" text:visited-style-name="Visited_20_Internet_20_Link">UTF-8</text:a><text:span text:style-name="T13"> abgespeichert werden solltet.</text:span></text:p>
      <text:p text:style-name="Text_20_body"><text:span text:style-name="T13">Ich selbst schreibe meine Skripte alle mit </text:span><text:a xlink:type="simple" xlink:href="http://vim.org/" text:style-name="Internet_20_link" text:visited-style-name="Visited_20_Internet_20_Link">VIM</text:a><text:span text:style-name="T13">. Weitere populäre Texteditoren sind:</text:span></text:p>
      <text:list xml:id="list8855204513506377304" text:style-name="L17">
        <text:list-item>
          <text:list>
            <text:list-item>
              <text:p text:style-name="P22"><text:a xlink:type="simple" xlink:href="https://www.gnu.org/software/emacs/" text:style-name="Internet_20_link" text:visited-style-name="Visited_20_Internet_20_Link">GNU Emacs</text:a><text:span text:style-name="T13">: der natürliche Feind von allen, die gerne VIM benutzen </text:span></text:p>
            </text:list-item>
            <text:list-item>
              <text:p text:style-name="P2"><text:a xlink:type="simple" xlink:href="http://de.wikipedia.org/wiki/Notepad++" text:style-name="Internet_20_link" text:visited-style-name="Visited_20_Internet_20_Link">Notepad++</text:a><text:span text:style-name="T13">: ein relativ ordentlicher Texteditor für Windows-Benutzer </text:span></text:p>
            </text:list-item>
          </text:list>
        </text:list-item>
      </text:list>
      <text:h text:style-name="P42" text:outline-level="2">Spezielles</text:h>
      <text:h text:style-name="P40" text:outline-level="3">... zur Grundausstattung fürs Programmieren</text:h>
      <text:p text:style-name="Text_20_body"><text:span text:style-name="Strong_20_Emphasis"><text:span text:style-name="T13">Versionsverwaltungssoftware</text:span></text:span></text:p>
      <text:p text:style-name="Text_20_body"><text:span text:style-name="T13">Wer größere Projekte schreibt, kommt ohne sie nicht aus: die Software zur Versionsverwaltung. Ich selbst verwende </text:span><text:a xlink:type="simple" xlink:href="http://de.wikipedia.org/wiki/Git" text:style-name="Internet_20_link" text:visited-style-name="Visited_20_Internet_20_Link">Git</text:a><text:span text:style-name="T13"> für meine Arbeit, da es sich wunderbar mit </text:span><text:a xlink:type="simple" xlink:href="http://github.org/" text:style-name="Internet_20_link" text:visited-style-name="Visited_20_Internet_20_Link">GitHub</text:a><text:span text:style-name="T13"> integrieren lässt, und Daten dadurch auch anderen Nutzern zur Verfügung gestellt werden können. Für das Seminar setze ich voraus, dass jeder Teilnehmer sich grundlegend mit den Ideen hinter Git auseinandersetzt. Um an bestimmte Resourcen zu gelangen, die ich anbiete, wird ferner ein GitHub Account benötigt werden. Ich empfehle ohnehin allen Programmierinteressierten, sich einen GitHub Account anzulegen, da sich GitHub mehr und mehr zum Standard für kollaboratives Arbeiten entwickelt (was nicht heißt, dass ich es gut finde, dass dahinter ein Konzern steckt!).</text:span></text:p>
      <text:h text:style-name="P42" text:outline-level="2">Spezielles</text:h>
      <text:h text:style-name="P40" text:outline-level="3">... zur Grundausstattung fürs Programmieren</text:h>
      <text:p text:style-name="Text_20_body"><text:span text:style-name="Strong_20_Emphasis"><text:span text:style-name="T13">Möglichkeiten zum Datenhosting</text:span></text:span></text:p>
      <text:p text:style-name="Text_20_body"><text:span text:style-name="T13">Wer als Linguist programmiert möchte irgendwann auch seinen Sourcecode anderen Nutzern zur Verfügung stellen. Das ist sehr leicht möglich mit Hilfe neuer gemeinnütziger Anbieter. Ich empfehle in diesem Zusammenhang </text:span><text:a xlink:type="simple" xlink:href="http://zenodo.org/" text:style-name="Internet_20_link" text:visited-style-name="Visited_20_Internet_20_Link">Zenodo</text:a><text:span text:style-name="T13">. Man kann sich mit seinem GitHub Account anmelden, und seinen Code entweder automatisch von Zenodo hosten lassen, oder ihn direkt manuell hochladen. Zenodo garantiert Langzeitarchivierung, ist kostenlos (weil gemeinnützig), und erlaubt bis zu zwei Gigabyte an Daten pro Projekt. Außerdem bekommt man von Zenodo immer automatisch einen </text:span><text:a xlink:type="simple" xlink:href="http://de.wikipedia.org/wiki/Digital_Object_Identifier" text:style-name="Internet_20_link" text:visited-style-name="Visited_20_Internet_20_Link">Digital Object Identifier</text:a><text:span text:style-name="T13">, was gewährleistet, dass die Daten im Netz auffindbar und unmissverständlich referenzierbar sind.</text:span></text:p>
      <text:h text:style-name="P42" text:outline-level="2">Spezielles</text:h>
      <text:h text:style-name="P40" text:outline-level="3">... zu Python und Javascript</text:h>
      <text:p text:style-name="Text_20_body"><text:span text:style-name="Strong_20_Emphasis"><text:span text:style-name="T13">Vorzüge von Python (frei nach </text:span></text:span><text:a xlink:type="simple" xlink:href="../:ref:Bassi2010" text:style-name="Internet_20_link" text:visited-style-name="Visited_20_Internet_20_Link"><text:span text:style-name="Strong_20_Emphasis">Bassi (2010:10)</text:span></text:a><text:span text:style-name="Strong_20_Emphasis"><text:span text:style-name="T13">)</text:span></text:span></text:p>
      <text:list xml:id="list5112789508906875084" text:style-name="L18">
        <text:list-item>
          <text:list>
            <text:list-item>
              <text:p text:style-name="P23"><text:span text:style-name="Strong_20_Emphasis"><text:span text:style-name="T13">Readability</text:span></text:span><text:span text:style-name="T13">: Python is a "human-readable language" </text:span></text:p>
            </text:list-item>
            <text:list-item>
              <text:p text:style-name="P23"><text:span text:style-name="Strong_20_Emphasis"><text:span text:style-name="T13">Built-in features</text:span></text:span><text:span text:style-name="T13">: Python comes with "batteries included" </text:span></text:p>
            </text:list-item>
            <text:list-item>
              <text:p text:style-name="P23"><text:span text:style-name="Strong_20_Emphasis"><text:span text:style-name="T13">Availability of third-party modules</text:span></text:span><text:span text:style-name="T13">: plotting, game development, databases, etc. </text:span></text:p>
            </text:list-item>
            <text:list-item>
              <text:p text:style-name="P23"><text:span text:style-name="Strong_20_Emphasis"><text:span text:style-name="T13">multi-paradigm</text:span></text:span><text:span text:style-name="T13">: can be used as a procedural and object-oriented programming language </text:span></text:p>
            </text:list-item>
            <text:list-item>
              <text:p text:style-name="P23"><text:span text:style-name="Strong_20_Emphasis"><text:span text:style-name="T13">extensibility</text:span></text:span><text:span text:style-name="T13">: Python can be connected to many other languages </text:span></text:p>
            </text:list-item>
            <text:list-item>
              <text:p text:style-name="P23"><text:span text:style-name="Strong_20_Emphasis"><text:span text:style-name="T13">open source</text:span></text:span><text:span text:style-name="T13">: liberal open source license, also for commercial use </text:span></text:p>
            </text:list-item>
            <text:list-item>
              <text:p text:style-name="P23"><text:span text:style-name="Strong_20_Emphasis"><text:span text:style-name="T13">cross-platform</text:span></text:span><text:span text:style-name="T13">: works on any computer (even Windows) </text:span></text:p>
            </text:list-item>
            <text:list-item>
              <text:p text:style-name="P3"><text:span text:style-name="Strong_20_Emphasis"><text:span text:style-name="T13">thriving community</text:span></text:span><text:span text:style-name="T13">: ask whatever question on </text:span><text:a xlink:type="simple" xlink:href="http://stackoverflow.com/" text:style-name="Internet_20_link" text:visited-style-name="Visited_20_Internet_20_Link">stackoverflow</text:a><text:span text:style-name="T13">, you'll get an answer in most of the cases </text:span></text:p>
            </text:list-item>
          </text:list>
        </text:list-item>
      </text:list>
      <text:h text:style-name="P42" text:outline-level="2">Spezielles</text:h>
      <text:h text:style-name="P40" text:outline-level="3">... zu Python und Javascript</text:h>
      <text:p text:style-name="Text_20_body"><text:span text:style-name="Strong_20_Emphasis"><text:span text:style-name="T13">Vorzüge von Javascript (frei nach Meinung von mir)</text:span></text:span></text:p>
      <text:list xml:id="list3807003207930758321" text:style-name="L19">
        <text:list-item>
          <text:list>
            <text:list-item>
              <text:p text:style-name="P24"><text:span text:style-name="Strong_20_Emphasis"><text:span text:style-name="T13">cross-platform</text:span></text:span><text:span text:style-name="T13">: Javascript ist die einzig wirkliche Cross-Platformsprache, weil jeder, der einen Webbrowser hat, sie auch hat </text:span></text:p>
            </text:list-item>
            <text:list-item>
              <text:p text:style-name="P24"><text:span text:style-name="Strong_20_Emphasis"><text:span text:style-name="T13">schön anzusehen</text:span></text:span><text:span text:style-name="T13">: Javascript ist sehr hilfreich, wenn man Programme schreiben will, die optisch ansprechend sind </text:span></text:p>
            </text:list-item>
            <text:list-item>
              <text:p text:style-name="P24"><text:span text:style-name="Strong_20_Emphasis"><text:span text:style-name="T13">leicht zu verwenden (für den Anwender)</text:span></text:span><text:span text:style-name="T13">: Javascript macht es dem Anwender leicht (dem Programmierer aber leider eher schwer) </text:span></text:p>
            </text:list-item>
            <text:list-item>
              <text:p text:style-name="P24"><text:span text:style-name="Strong_20_Emphasis"><text:span text:style-name="T13">Schönheit ist nicht alles</text:span></text:span><text:span text:style-name="T13">: Javascript ist eine durchweg hässliche Sprache. Dennoch kann man sich mit ihr ganz ordentlich arrangieren. </text:span></text:p>
            </text:list-item>
            <text:list-item>
              <text:p text:style-name="P24"><text:span text:style-name="Strong_20_Emphasis"><text:span text:style-name="T13">große Unterstützergemeinschaft</text:span></text:span><text:span text:style-name="T13">: wahrscheinlich sogar größer als die von Python: man findet sehr schnell antworten zu Fragen im Web </text:span></text:p>
            </text:list-item>
            <text:list-item>
              <text:p text:style-name="P4"><text:span text:style-name="Strong_20_Emphasis"><text:span text:style-name="T13">viele Third-Party-Modules</text:span></text:span><text:span text:style-name="T13">: es gibt eine Unmenge von Modulen, auf die man zurückgreifen kann, und noch viel mehr kurze Beispiele </text:span></text:p>
            </text:list-item>
          </text:list>
        </text:list-item>
      </text:list>
      <text:h text:style-name="P42" text:outline-level="2">Spezielles</text:h>
      <text:h text:style-name="P40" text:outline-level="3">... zu Python und Javascript</text:h>
      <text:p text:style-name="P5">Mit Python und Javascript hat man zwei unheimlich Mächtige Tools zur Hand, die es einem erlauben, Daten nicht nur auf hochwertige Weise zu analysieren, sondern die Ergebnisse auch noch interaktiv zu präsentieren. Für die moderne, computergestützte Wissenschaft, ist es ein großer Vorteil, über Grundwissen in beiden Sprachen zu verfügen.</text:p>
      <text:p text:style-name="P18"><text:span text:style-name="T15"><text:script xlink:href="../js/reveal.js"/></text:span><text:span text:style-name="T15"><text:script>      // Full list of configuration options available at:
      // https://github.com/hakimel/reveal.js#configuration
      Reveal.initialize({
        controls: true,
        progress: true,
        history: true,
        center: true,

        transition: 'slide', // none/fade/slide/convex/concave/zoom
	slideNumber: 'c / t',

        // Optional reveal.js plugins
        dependencies: [
          { src: 'lib/js/classList.js', condition: function() { return !document.body.classList; } },
          { src: 'plugin/markdown/marked.js', condition: function() { return !!document.querySelector( '[data-markdown]' ); } },
          { src: 'plugin/markdown/markdown.js', condition: function() { return !!document.querySelector( '[data-markdown]' ); } },
          { src: 'plugin/highlight/highlight.js', async: true, condition: function() { return !!document.querySelector( 'pre code' ); }, callback: function() { hljs.initHighlightingOnLoad(); } },
          { src: 'plugin/zoom-js/zoom.js', async: true },
          { src: 'plugin/notes/notes.js', async: true }
        ]
      });

    </text: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ource Sans Pro" svg:font-family="'Source Sans Pro', Helvetica, sans-serif"/>
    <style:font-face style:name="Liberation Mono" svg:font-family="'Liberation Mono'" style:font-family-generic="modern" style:font-pitch="fixed"/>
    <style:font-face style:name="Sun-ExtA" svg:font-family="Sun-ExtA"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SimSun"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style:page-number="auto" fo:background-color="transparent" style:shadow="none">
        <style:background-image/>
      </style:paragraph-properties>
      <style:text-properties fo:font-size="8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loext:contextual-spacing="false" style:page-number="auto" fo:break-before="page" fo:background-color="transparent" style:shadow="none">
        <style:tab-stops/>
        <style:background-image/>
      </style:paragraph-properties>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un-ExtA" style:font-family-asian="Sun-ExtA"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Sun-ExtA" style:font-family-asian="Sun-ExtA"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2cm" fo:margin-left="1.9cm" fo:margin-right="1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tzung 1: Erste Schritte</dc:title>
    <dc:description>A framework for easily creating beautiful presentations using HTML</dc:description>
    <meta:initial-creator>Hakim El Hattab</meta:initial-creator>
    <dc:date>2015-07-02T09:13:55.809916677</dc:date>
    <meta:editing-duration>PT21S</meta:editing-duration>
    <meta:editing-cycles>1</meta:editing-cycles>
    <meta:document-statistic meta:table-count="0" meta:image-count="11" meta:object-count="0" meta:page-count="41" meta:paragraph-count="224" meta:word-count="2339" meta:character-count="17040" meta:non-whitespace-character-count="14920"/>
    <meta:generator>LibreOffice/4.3.7.2$Linux_X86_64 LibreOffice_project/430m0$Build-2</meta:generator>
    <meta:user-defined meta:name=""/>
    <meta:user-defined meta:name="apple-mobile-web-app-capable">yes</meta:user-defined>
    <meta:user-defined meta:name="apple-mobile-web-app-status-bar-style">black-translucent</meta:user-defined>
    <meta:user-defined meta:name="viewport">width=device-width, initial-scale=1.0, maximum-scale=1.0, user-scalable=no, minimal-ui</meta:user-defined>
  </office:meta>
</office:document-meta>
</file>